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3acb8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19bde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47cacfc" officeooo:paragraph-rsid="01ddc0c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officeooo:paragraph-rsid="01b3acb8" fo:background-color="transparent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.5pt" fo:language="nl" fo:country="NL" fo:font-style="normal" style:text-underline-style="none" fo:font-weight="normal" officeooo:paragraph-rsid="01dee125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77274a0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2134029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style:text-underline-style="none" fo:font-weight="normal" officeooo:rsid="01fe9f11" officeooo:paragraph-rsid="01dee125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6ab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nl" fo:country="NL" officeooo:paragraph-rsid="020e0558" fo:background-color="transparent" style:font-size-asian="12pt" style:language-asian="nl" style:country-asian="NL" style:font-name-complex="Bitstream Vera Sans" style:font-size-complex="12pt"/>
    </style:style>
    <style:style style:name="P20" style:family="paragraph" style:parent-style-name="Standard">
      <style:text-properties style:font-name="Liberation Sans" fo:font-size="12pt" officeooo:paragraph-rsid="01dee125" style:font-size-asian="12pt" style:font-size-complex="12pt"/>
    </style:style>
    <style:style style:name="P21" style:family="paragraph" style:parent-style-name="Standard">
      <style:text-properties style:font-name="Liberation Sans" fo:font-size="12pt" fo:font-style="italic" officeooo:rsid="05fe4687" officeooo:paragraph-rsid="01ddc0c1" style:font-size-asian="12pt" style:font-style-asian="italic" style:font-size-complex="12pt" style:font-style-complex="italic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de75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ab2d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37b95" fo:hyphenate="false" fo:hyphenation-remain-char-count="2" fo:hyphenation-push-char-count="2" loext:hyphenation-no-caps="false"/>
    </style:style>
    <style:style style:name="P25" style:family="paragraph" style:parent-style-name="Standard">
      <style:text-properties officeooo:paragraph-rsid="01dee125"/>
    </style:style>
    <style:style style:name="P26" style:family="paragraph" style:parent-style-name="Standard">
      <style:text-properties officeooo:paragraph-rsid="01e48f74"/>
    </style:style>
    <style:style style:name="P27" style:family="paragraph" style:parent-style-name="Standard">
      <style:text-properties officeooo:paragraph-rsid="021b798a"/>
    </style:style>
    <style:style style:name="P2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20e0558"/>
    </style:style>
    <style:style style:name="P29" style:family="paragraph" style:parent-style-name="Standard" style:list-style-name="L1">
      <style:text-properties style:font-name="Liberation Sans" fo:font-size="12pt" fo:font-weight="bold" officeooo:paragraph-rsid="0189d6f0" style:font-size-asian="12pt" style:font-weight-asian="bold" style:font-size-complex="12pt" style:font-weight-complex="bold"/>
    </style:style>
    <style:style style:name="P3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18ed953" officeooo:paragraph-rsid="018ed95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72e4a7" officeooo:paragraph-rsid="02037b9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ddd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1b798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d202c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20970a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21b798a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21e224c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" style:family="text">
      <style:text-properties fo:color="#000000" loext:opacity="100%" style:font-name="Liberation Sans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color="#000000" loext:opacity="100%" style:font-name="Liberation Sans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loext:opacity="100%" style:font-name="Liberation Sans" fo:font-size="12pt" fo:language="nl" fo:country="NL" fo:font-weight="normal" officeooo:rsid="017b47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loext:opacity="100%" style:font-name="Liberation Sans" fo:font-size="12pt" fo:language="nl" fo:country="NL" fo:font-weight="normal" officeooo:rsid="01acaa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loext:opacity="100%" style:font-name="Liberation Sans" fo:font-size="12pt" fo:language="nl" fo:country="NL" fo:font-weight="normal" officeooo:rsid="018d525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loext:opacity="100%" style:font-name="Liberation Sans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loext:opacity="100%" style:font-name="Liberation Sans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loext:opacity="100%" style:font-name="Liberation Sans" fo:font-size="12pt" fo:language="nl" fo:country="NL" fo:font-weight="normal" officeooo:rsid="01952a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loext:opacity="100%" style:font-name="Liberation Sans" fo:font-size="12pt" fo:language="nl" fo:country="NL" fo:font-weight="normal" officeooo:rsid="016fb7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loext:opacity="100%" style:font-name="Liberation Sans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loext:opacity="100%" style:font-name="Liberation Sans" fo:font-size="12pt" fo:language="nl" fo:country="NL" fo:font-weight="normal" officeooo:rsid="0216e6e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nl" fo:country="NL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4" style:family="text">
      <style:text-properties fo:color="#000000" loext:opacity="100%" style:font-name="Liberation Sans" fo:font-size="12pt" style:text-underline-style="none" fo:font-weight="normal" officeooo:rsid="018cdc78" style:font-weight-asian="normal" style:font-weight-complex="normal"/>
    </style:style>
    <style:style style:name="T45" style:family="text">
      <style:text-properties fo:color="#000000" loext:opacity="100%" style:font-name="Liberation Sans" fo:font-size="12pt" style:text-underline-style="none" fo:font-weight="normal" officeooo:rsid="01e228c8" style:font-weight-asian="normal" style:font-weight-complex="normal"/>
    </style:style>
    <style:style style:name="T46" style:family="text">
      <style:text-properties fo:color="#000000" loext:opacity="100%" style:text-underline-style="none" fo:font-weight="normal" officeooo:rsid="01fe9f11" style:font-weight-asian="normal" style:font-weight-complex="normal"/>
    </style:style>
    <style:style style:name="T47" style:family="text">
      <style:text-properties fo:color="#000000" loext:opacity="100%" style:text-underline-style="none" fo:font-weight="normal" officeooo:rsid="02e5ade6" style:font-weight-asian="normal" style:font-weight-complex="normal"/>
    </style:style>
    <style:style style:name="T48" style:family="text">
      <style:text-properties fo:color="#000000" loext:opacity="100%" style:text-underline-style="none" fo:font-weight="normal" officeooo:rsid="0154e886" style:font-weight-asian="normal" style:font-weight-complex="normal"/>
    </style:style>
    <style:style style:name="T49" style:family="text">
      <style:text-properties fo:color="#000000" loext:opacity="100%" style:text-underline-style="none" fo:font-weight="normal" officeooo:rsid="0183b5ef" style:font-weight-asian="normal" style:font-weight-complex="normal"/>
    </style:style>
    <style:style style:name="T50" style:family="text">
      <style:text-properties fo:color="#000000" loext:opacity="100%" style:font-name="Liberation Mono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1" style:family="text">
      <style:text-properties fo:color="#000000" loext:opacity="100%" style:font-name="Liberation Mono" fo:font-size="12pt" fo:language="nl" fo:country="NL" fo:font-weight="normal" officeooo:rsid="01706bea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2" style:family="text">
      <style:text-properties fo:color="#000000" loext:opacity="100%" style:font-name="Liberation Mono" fo:font-size="12pt" fo:language="nl" fo:country="NL" fo:font-weight="normal" officeooo:rsid="0171dd7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3" style:family="text">
      <style:text-properties fo:color="#000000" loext:opacity="100%" style:font-name="Liberation Mono" fo:font-size="12pt" fo:language="nl" fo:country="NL" fo:font-weight="normal" officeooo:rsid="013de03b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4" style:family="text">
      <style:text-properties fo:color="#000000" loext:opacity="100%" style:font-name="Liberation Mono" fo:font-size="12pt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5" style:family="text">
      <style:text-properties fo:color="#000000" loext:opacity="100%" style:font-name="Liberation Mono" fo:font-size="12pt" fo:language="nl" fo:country="NL" fo:font-weight="normal" officeooo:rsid="013fc4b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6" style:family="text">
      <style:text-properties style:text-line-through-style="none" style:text-line-through-type="none" style:font-name="Liberation Sans" fo:font-size="12pt" style:text-underline-style="none" style:font-name-asian="DejaVu Sans" style:font-size-asian="12pt" style:font-size-complex="12pt"/>
    </style:style>
    <style:style style:name="T5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style:font-name="Liberation Sans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2" style:family="text">
      <style:text-properties style:font-name="Liberation Sans" fo:font-size="12pt" fo:language="nl" fo:country="NL" fo:font-style="italic" officeooo:rsid="0102543f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3" style:family="text">
      <style:text-properties style:font-name="Liberation Sans" fo:font-size="12pt" fo:language="nl" fo:country="NL" fo:font-style="italic" officeooo:rsid="01639b89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4" style:family="text">
      <style:text-properties style:font-name="Liberation Sans" fo:font-size="12pt" style:font-size-asian="12pt" style:font-size-complex="12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Strong_20_Emphasis"><text:span text:style-name="T28">C</text:span></text:span><text:span text:style-name="Strong_20_Emphasis"><text:span text:style-name="T27">hecklist voor </text:span></text:span><text:span text:style-name="Strong_20_Emphasis"><text:span text:style-name="T29">de installatie</text:span></text:span><text:span text:style-name="Strong_20_Emphasis"><text:span text:style-name="T27"> van </text:span></text:span><text:reference-mark-start text:name="Distributie"/><text:span text:style-name="Strong_20_Emphasis"><text:span text:style-name="T30">Ubunt</text:span></text:span><text:span text:style-name="Strong_20_Emphasis"><text:span text:style-name="T31">u</text:span></text:span><text:reference-mark-end text:name="Distributie"/><text:span text:style-name="Strong_20_Emphasis"><text:span text:style-name="T30"> </text:span></text:span><text:reference-mark-start text:name="Versie"/><text:span text:style-name="Strong_20_Emphasis"><text:span text:style-name="T32">2</text:span></text:span><text:span text:style-name="Strong_20_Emphasis"><text:span text:style-name="T41">2</text:span></text:span><text:span text:style-name="Strong_20_Emphasis"><text:span text:style-name="T30">.</text:span></text:span><text:span text:style-name="Strong_20_Emphasis"><text:span text:style-name="T33">04</text:span></text:span><text:reference-mark-end text:name="Versie"/><text:span text:style-name="Strong_20_Emphasis"><text:span text:style-name="T39"> </text:span></text:span><text:span text:style-name="Strong_20_Emphasis"><text:span text:style-name="T40">LTS</text:span></text:span><text:span text:style-name="Strong_20_Emphasis"><text:span text:style-name="T27"> </text:span></text:span><text:reference-mark-start text:name="Editie"/><text:span text:style-name="Strong_20_Emphasis"><text:span text:style-name="T34">desktop</text:span></text:span><text:reference-mark-end text:name="Editie"/><text:span text:style-name="Strong_20_Emphasis"><text:span text:style-name="T35"> </text:span></text:span><text:span text:style-name="Strong_20_Emphasis"><text:span text:style-name="T27">op </text:span></text:span><text:reference-mark-start text:name="Computernaam"/><text:span text:style-name="Strong_20_Emphasis"><text:span text:style-name="T36">pc-van-e</text:span></text:span><text:span text:style-name="Strong_20_Emphasis"><text:span text:style-name="T37">lla</text:span></text:span><text:reference-mark-end text:name="Computernaam"/><text:span text:style-name="T38">.</text:span></text:p>
      <text:p text:style-name="P6"/>
      <text:p text:style-name="P3"><text:span text:style-name="T7">Kijk op</text:span><text:span text:style-name="T27"> </text:span><text:a xlink:type="simple" xlink:href="https://karelzimmer.nl/" text:style-name="Internet_20_link" text:visited-style-name="Visited_20_Internet_20_Link"><text:span text:style-name="Internet_20_link"><text:span text:style-name="T58">karelzimmer.nl</text:span></text:span></text:a><text:span text:style-name="T27"> </text:span><text:span text:style-name="T11">voor</text:span><text:span text:style-name="T12"> </text:span><text:span text:style-name="T57">deze en andere </text:span><text:span text:style-name="T15">checklists, scripts, </text:span><text:span text:style-name="T16">en informatie</text:span><text:span text:style-name="T15">.</text:span></text:p>
      <text:p text:style-name="P7"/>
      <text:p text:style-name="P21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5"><text:span text:style-name="Strong_20_Emphasis"><text:span text:style-name="T42"/></text:span></text:p>
      <text:p text:style-name="P15"><text:span text:style-name="Definition"><text:span text:style-name="T62">g</text:span></text:span><text:span text:style-name="Definition"><text:span text:style-name="T61">ebruiker</text:span></text:span><text:span text:style-name="T27"><text:tab/><text:tab/><text:tab/><text:tab/></text:span><text:span text:style-name="User_20_Entry"><text:span text:style-name="T51">Ella </text:span></text:span><text:span text:style-name="User_20_Entry"><text:span text:style-name="T52">So</text:span></text:span><text:span text:style-name="User_20_Entry"><text:span text:style-name="T53">e</text:span></text:span><text:span text:style-name="User_20_Entry"><text:span text:style-name="T52">tekouw</text:span></text:span></text:p>
      <text:p text:style-name="P16"><text:span text:style-name="Definition"><text:span text:style-name="T62">g</text:span></text:span><text:span text:style-name="Definition"><text:span text:style-name="T61">ebruikersnaam</text:span></text:span><text:span text:style-name="T43"><text:tab/></text:span><text:span text:style-name="User_20_Entry"><text:span text:style-name="T52">ella</text:span></text:span></text:p>
      <text:p text:style-name="P18"><text:span text:style-name="Definition"><text:span text:style-name="T62">c</text:span></text:span><text:span text:style-name="Definition"><text:span text:style-name="T61">omputernaam<text:tab/></text:span></text:span><text:span text:style-name="Definition"><text:span text:style-name="T59"><text:tab/></text:span></text:span><text:span text:style-name="User_20_Entry"><text:span text:style-name="T50"><text:reference-ref text:reference-format="text" text:ref-name="Computernaam">pc-van-ella</text:reference-ref></text:span></text:span></text:p>
      <text:p text:style-name="P17"><text:span text:style-name="Definition"><text:span text:style-name="T62">o</text:span></text:span><text:span text:style-name="Definition"><text:span text:style-name="T63">pstartmenu</text:span></text:span><text:span text:style-name="T43"><text:tab/><text:tab/><text:tab/></text:span><text:span text:style-name="User_20_Entry"><text:span text:style-name="T54">F12</text:span></text:span></text:p>
      <text:p text:style-name="P17"><text:span text:style-name="Definition"><text:span text:style-name="T62">i</text:span></text:span><text:span text:style-name="Definition"><text:span text:style-name="T63">nstellingen</text:span></text:span><text:span text:style-name="T27"><text:tab/><text:tab/><text:tab/></text:span><text:span text:style-name="User_20_Entry"><text:span text:style-name="T55">F2</text:span></text:span></text:p>
      <text:p text:style-name="P4"><text:span text:style-name="Definition"><text:span text:style-name="T60"/></text:span></text:p>
      <text:p text:style-name="P10"/>
      <text:list xml:id="list2500111359" text:style-name="L1">
        <text:list-item>
          <text:p text:style-name="P29">Installatie voorbereiden</text:p>
        </text:list-item>
      </text:list>
      <text:p text:style-name="P2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5"><text:span text:style-name="Strong_20_Emphasis"><text:span text:style-name="T20"/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19"/></text:span></text:p>
          </table:table-cell>
        </table:table-row>
      </table:table>
      <text:p text:style-name="P12"/>
      <text:list xml:id="list195215268588945" text:continue-numbering="true" text:style-name="L1">
        <text:list-item>
          <text:p text:style-name="P30">Installatie uitvoeren</text:p>
        </text:list-item>
      </text:list>
      <text:p text:style-name="P1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7"><text:span text:style-name="Strong_20_Emphasis"><text:span text:style-name="T18"><text:s/></text:span></text:span><text:span text:style-name="Strong_20_Emphasis"><text:span text:style-name="T20"><draw:control text:anchor-type="as-char" draw:z-index="0" draw:name="Vorm5" draw:style-name="gr1" draw:text-style-name="P34" svg:width="0.35cm" svg:height="0.35cm" draw:control="control1"/></text:span></text:span></text:p>
          </table:table-cell>
          <table:table-cell table:style-name="_32_._5f_Installatie_5f_uitvoeren.A1" office:value-type="string">
            <text:p text:style-name="P24"><text:span text:style-name="T17">Bij </text:span><text:span text:style-name="Strong_20_Emphasis"><text:span text:style-name="T25">Toetsenbord</text:span></text:span><text:span text:style-name="Strong_20_Emphasis"><text:span text:style-name="T26">indeling</text:span></text:span><text:span text:style-name="T8"> </text:span><text:span text:style-name="T9">k</text:span><text:span text:style-name="T17">ies</text:span><text:span text:style-name="T10"> </text:span><text:span text:style-name="Strong_20_Emphasis"><text:span text:style-name="T24">Eng</text:span></text:span><text:span text:style-name="Strong_20_Emphasis"><text:span text:style-name="T26">lish (UK)</text:span></text:span><text:span text:style-name="T8">.</text:span></text:p>
          </table:table-cell>
        </table:table-row>
      </table:table>
      <text:p text:style-name="P13"/>
      <text:p text:style-name="P13"/>
      <text:list xml:id="list195214931489515" text:continue-numbering="true" text:style-name="L1">
        <text:list-item>
          <text:p text:style-name="P31">Installatie afronden</text:p>
        </text:list-item>
      </text:list>
      <text:p text:style-name="P9"><text:span text:style-name="Emphasis"><text:span text:style-name="T5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6"><text:span text:style-name="Strong_20_Emphasis"><text:span text:style-name="T18"/></text:span></text:p>
          </table:table-cell>
          <table:table-cell table:style-name="_33_._5f_Installatie_5f_afronden.A1" office:value-type="string">
            <text:p text:style-name="P33"/>
          </table:table-cell>
        </table:table-row>
      </table:table>
      <text:p text:style-name="P12"/>
      <text:list xml:id="list195215363307452" text:continue-numbering="true" text:style-name="L1">
        <text:list-item>
          <text:p text:style-name="P32">Gebruiker inrichten</text:p>
        </text:list-item>
      </text:list>
      <text:p text:style-name="P9"><text:span text:style-name="Emphasis"><text:span text:style-name="T56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5"><text:span text:style-name="Strong_20_Emphasis"><text:span text:style-name="T18"/></text:span></text:p>
          </table:table-cell>
          <table:table-cell table:style-name="_34_._5f_Gebruiker_5f_inrichten.A1" office:value-type="string">
            <text:p text:style-name="P23"><text:span text:style-name="Strong_20_Emphasis"><text:span text:style-name="T19"/></text:span></text:p>
          </table:table-cell>
        </table:table-row>
      </table:table>
      <text:p text:style-name="P14"/>
      <text:p text:style-name="P19"><text:span text:style-name="T46">Einde checklist, d</text:span><text:span text:style-name="T47">e installatie van </text:span><text:span text:style-name="T47"><text:reference-ref text:reference-format="text" text:ref-name="Distributie">Ubuntu</text:reference-ref></text:span><text:span text:style-name="T47"><text:s/></text:span><text:span text:style-name="T48"><text:reference-ref text:reference-format="text" text:ref-name="Versie">22.04</text:reference-ref></text:span><text:span text:style-name="Strong_20_Emphasis"><text:span text:style-name="T44"><text:s/></text:span></text:span><text:span text:style-name="Strong_20_Emphasis"><text:span text:style-name="T45">LTS</text:span></text:span><text:span text:style-name="T48"> </text:span><text:span text:style-name="T47"><text:reference-ref text:reference-format="text" text:ref-name="Editie">desktop</text:reference-ref></text:span><text:span text:style-name="T47"><text:s/></text:span><text:span text:style-name="T49">op </text:span><text:span text:style-name="T49"><text:reference-ref text:reference-format="text" text:ref-name="Computernaam">pc-van-ella</text:reference-ref></text:span><text:span text:style-name="T49"><text:s/></text:span><text:span text:style-name="T47">is voltooid.</text:span></text:p>
      <text:p text:style-name="P8"/>
      <text:p text:style-name="P2"><text:span text:style-name="T21">Geschreven</text:span><text:span text:style-name="T13"> door Karel Zimmer &lt;</text:span><text:a xlink:type="simple" xlink:href="mailto:info@karelzimmer.nl" text:style-name="Internet_20_link" text:visited-style-name="Visited_20_Internet_20_Link"><text:span text:style-name="T64">info@karelzimmer.nl</text:span></text:a><text:span text:style-name="T13">&gt;</text:span><text:span text:style-name="T1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">Checklist-installatie-Ubuntu-22.04-desktop-pc-van-ella</text:file-name><text:tab/><text:date style:data-style-name="N36" text:date-value="2022-04-25T19:52:14.312162012">25-04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25T19:52:14.101693748</dc:date>
    <meta:printed-by>Karel Zimmer</meta:printed-by>
    <meta:print-date>2021-08-23T10:00:16.588509126</meta:print-date>
    <meta:keyword>Installatie</meta:keyword>
    <meta:keyword>Checklist</meta:keyword>
    <meta:keyword>Linux</meta:keyword>
    <meta:editing-cycles>3106</meta:editing-cycles>
    <meta:editing-duration>P7DT7H53M10S</meta:editing-duration>
    <dc:creator>Karel Zimmer</dc:creator>
    <meta:document-statistic meta:table-count="4" meta:image-count="0" meta:object-count="0" meta:page-count="1" meta:paragraph-count="18" meta:word-count="87" meta:character-count="693" meta:non-whitespace-character-count="617"/>
    <meta:user-defined meta:name="Info 1"/>
    <meta:user-defined meta:name="Info 2"/>
    <meta:user-defined meta:name="Info 3"/>
    <meta:user-defined meta:name="Info 4"/>
  </office:meta>
</office:document-meta>
</file>